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28pt" fo:font-weight="normal" officeooo:rsid="00110e6e" officeooo:paragraph-rsid="00110e6e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0e6e" officeooo:paragraph-rsid="001285f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10e6e" officeooo:paragraph-rsid="00110e6e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10e6e" officeooo:paragraph-rsid="00148ed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110e6e" officeooo:paragraph-rsid="00110e6e" style:font-size-asian="28pt" style:font-weight-asian="normal" style:font-size-complex="2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110e6e" officeooo:paragraph-rsid="00148ed4" style:font-size-asian="28pt" style:font-weight-asian="normal" style:font-size-complex="28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28pt" fo:font-weight="normal" officeooo:rsid="00110e6e" officeooo:paragraph-rsid="00148ed4" style:font-size-asian="28pt" style:font-weight-asian="normal" style:font-size-complex="28pt" style:font-weight-complex="normal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text-properties fo:font-size="1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/>
    </style:style>
    <style:style style:name="gr1" style:family="graphic">
      <style:graphic-properties svg:stroke-color="#000000" draw:fill="none" draw:textarea-vertical-align="middle" draw:auto-grow-height="false" fo:min-height="3.157cm" fo:min-width="0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0.661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9.659cm" fo:min-width="0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ías 51.2<text:tab/><text:tab/><text:tab/><text:span text:style-name="T2">Sarah Farias</text:span><text:tab/>[ 41 ]</text:p>
      <text:p text:style-name="P5"><draw:custom-shape text:anchor-type="paragraph" draw:z-index="0" draw:style-name="gr1" draw:text-style-name="P8" svg:width="0.403cm" svg:height="3.156cm" svg:x="13.584cm" svg:y="0.95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*** Abraão estava só, ele não te conhecia</text:p>
      <text:p text:style-name="P3"><draw:frame text:anchor-type="paragraph" draw:z-index="1" draw:style-name="gr2" draw:text-style-name="P9" svg:width="1.059cm" svg:height="0.673cm" svg:x="13.372cm" svg:y="0.492cm"><draw:text-box><text:p><text:span text:style-name="T3">2x</text:span></text:p></draw:text-box></draw:frame>Ele nem imaginava que o senhor escolheria</text:p>
      <text:p text:style-name="P3">Um homem limitado pelo tempo</text:p>
      <text:p text:style-name="P3">Pela idade para ser abençoado sobre muitos exaltado</text:p>
      <text:p text:style-name="P3"><draw:custom-shape text:anchor-type="paragraph" draw:z-index="2" draw:style-name="gr3" draw:text-style-name="P10" svg:width="0.265cm" svg:height="0.66cm" svg:x="12.446cm" svg:y="0.03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4" draw:text-style-name="P9" svg:width="1.059cm" svg:height="0.408cm" svg:x="12.922cm" svg:y="0.155cm"><draw:text-box><text:p><text:span text:style-name="T3">2x</text:span></text:p></draw:text-box></draw:frame>Deus chama, abençoa e depois multiplica</text:p>
      <text:p text:style-name="P3"><draw:custom-shape text:anchor-type="paragraph" draw:z-index="4" draw:style-name="gr5" draw:text-style-name="P10" svg:width="0.451cm" svg:height="9.658cm" svg:x="13.266cm" svg:y="0.64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Eu vou parar de sofrer pelo que aconteceu</text:p>
      <text:p text:style-name="P3">Vou adorar, vou adorar</text:p>
      <text:p text:style-name="P3">Eu vou parar de chorar pelo que ainda vai chegar</text:p>
      <text:p text:style-name="P3">Vou adorar, vou adorar</text:p>
      <text:p text:style-name="P3">O que de Deus é gerado nunca pode ser tocado</text:p>
      <text:p text:style-name="P3">Pois conserva-se a si mesmo</text:p>
      <text:p text:style-name="P3">E pelo mal é respeitado e esta é a vitória</text:p>
      <text:p text:style-name="P3">Que vence o mundo, que vence o mundo</text:p>
      <text:p text:style-name="P3">Que vence o mundo, a minha fé</text:p>
      <text:p text:style-name="P3">Pois maior que testemunho dos homens da terra</text:p>
      <text:p text:style-name="P3">É testemunho de Deus, é testemunho de Deus</text:p>
      <text:p text:style-name="P3">É testemunho de Deus</text:p>
      <text:p text:style-name="P3"/>
      <text:p text:style-name="P3"/>
      <text:p text:style-name="P3"/>
      <text:p text:style-name="P3"/>
      <text:p text:style-name="P3"/>
      <text:p text:style-name="P3"/>
      <text:p text:style-name="P7">Isaías 51.2<text:tab/><text:tab/><text:tab/><text:span text:style-name="T2">Sarah Farias</text:span><text:tab/>[ 41 ]</text:p>
      <text:p text:style-name="P6"><draw:custom-shape text:anchor-type="paragraph" draw:z-index="5" draw:style-name="gr1" draw:text-style-name="P8" svg:width="0.403cm" svg:height="3.156cm" svg:x="13.584cm" svg:y="0.95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*** Abraão estava só, ele não te conhecia</text:p>
      <text:p text:style-name="P4"><draw:frame text:anchor-type="paragraph" draw:z-index="6" draw:style-name="gr2" draw:text-style-name="P9" svg:width="1.059cm" svg:height="0.673cm" svg:x="13.372cm" svg:y="0.492cm"><draw:text-box><text:p><text:span text:style-name="T3">2x</text:span></text:p></draw:text-box></draw:frame>Ele nem imaginava que o senhor escolheria</text:p>
      <text:p text:style-name="P4">Um homem limitado pelo tempo</text:p>
      <text:p text:style-name="P4">Pela idade para ser abençoado sobre muitos exaltado</text:p>
      <text:p text:style-name="P4"><draw:custom-shape text:anchor-type="paragraph" draw:z-index="7" draw:style-name="gr3" draw:text-style-name="P10" svg:width="0.265cm" svg:height="0.66cm" svg:x="12.446cm" svg:y="0.03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8" draw:style-name="gr4" draw:text-style-name="P9" svg:width="1.059cm" svg:height="0.408cm" svg:x="12.922cm" svg:y="0.155cm"><draw:text-box><text:p><text:span text:style-name="T3">2x</text:span></text:p></draw:text-box></draw:frame>Deus chama, abençoa e depois multiplica</text:p>
      <text:p text:style-name="P4"><draw:custom-shape text:anchor-type="paragraph" draw:z-index="9" draw:style-name="gr5" draw:text-style-name="P10" svg:width="0.451cm" svg:height="9.658cm" svg:x="13.266cm" svg:y="0.64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Eu vou parar de sofrer pelo que aconteceu</text:p>
      <text:p text:style-name="P4">Vou adorar, vou adorar</text:p>
      <text:p text:style-name="P4">Eu vou parar de chorar pelo que ainda vai chegar</text:p>
      <text:p text:style-name="P4">Vou adorar, vou adorar</text:p>
      <text:p text:style-name="P4">O que de Deus é gerado nunca pode ser tocado</text:p>
      <text:p text:style-name="P4">Pois conserva-se a si mesmo</text:p>
      <text:p text:style-name="P4">E pelo mal é respeitado e esta é a vitória</text:p>
      <text:p text:style-name="P4">Que vence o mundo, que vence o mundo</text:p>
      <text:p text:style-name="P4">Que vence o mundo, a minha fé</text:p>
      <text:p text:style-name="P4">Pois maior que testemunho dos homens da terra</text:p>
      <text:p text:style-name="P4">É testemunho de Deus, é testemunho de Deus</text:p>
      <text:p text:style-name="P4">É testemunho de De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9T09:29:16.085378063</dc:date>
    <meta:editing-cycles>14</meta:editing-cycles>
    <meta:editing-duration>PT26M54S</meta:editing-duration>
    <meta:generator>LibreOffice/5.2.5.1$Linux_X86_64 LibreOffice_project/20m0$Build-1</meta:generator>
    <meta:document-statistic meta:table-count="0" meta:image-count="0" meta:object-count="0" meta:page-count="1" meta:paragraph-count="36" meta:word-count="254" meta:character-count="1302" meta:non-whitespace-character-count="1080"/>
  </office:meta>
</office:document-meta>
</file>